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19.34cm" fo:min-width="25.4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7.124cm" fo:min-width="6.874cm" fo:padding-top="0.151cm" fo:padding-bottom="0.151cm" fo:padding-left="0.276cm" fo:padding-right="0.276cm" fo:wrap-option="wrap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0.306cm" fo:min-width="13.238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1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7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37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cm" svg:height="10.5cm" svg:x="8.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9.5cm" svg:height="15cm" svg:x="7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41cm" svg:height="5.267cm" svg:x="2.009cm" svg:y="1.745cm">
          <draw:text-box>
            <text:p><text:span text:style-name="T1">Fractions</text:span></text:p>
            <text:p><text:span text:style-name="T1"/></text:p>
            <text:p><text:span text:style-name="T1">Ex: <text:s/></text:span></text:p>
          </draw:text-box>
        </draw:frame>
        <draw:frame draw:style-name="gr5" draw:text-style-name="P3" draw:layer="layout" svg:width="8.75cm" svg:height="8.037cm" svg:x="10.25cm" svg:y="8cm">
          <draw:text-box>
            <text:p><text:span text:style-name="T1">Fractions with “1” in the numerator</text:span></text:p>
            <text:p><text:span text:style-name="T1"/></text:p>
            <text:p><text:span text:style-name="T1">Ex. </text:span></text:p>
          </draw:text-box>
        </draw:frame>
        <draw:frame draw:style-name="gr6" draw:text-style-name="P3" draw:layer="layout" svg:width="7cm" svg:height="7.287cm" svg:x="19cm" svg:y="8.213cm">
          <draw:text-box>
            <text:p><text:span text:style-name="T1">Irriducible </text:span></text:p>
            <text:p><text:span text:style-name="T1">Fractions</text:span></text:p>
            <text:p><text:span text:style-name="T1"/></text:p>
            <text:p><text:span text:style-name="T1">Ex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7:10:07.561000000</meta:creation-date>
    <dc:date>2022-05-17T13:26:20.188000000</dc:date>
    <meta:editing-duration>PT13M55S</meta:editing-duration>
    <meta:editing-cycles>4</meta:editing-cycles>
    <meta:generator>LibreOffice/7.2.7.2$Windows_X86_64 LibreOffice_project/8d71d29d553c0f7dcbfa38fbfda25ee34cce99a2</meta:generator>
    <meta:document-statistic meta:object-count="6"/>
  </office:meta>
</office:document-meta>
</file>